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CI 440 Networking notes </text:p>
      <text:p text:style-name="Standard">9-8-11</text:p>
      <text:p text:style-name="Standard"/>
      <text:p text:style-name="Standard">-assignment info</text:p>
      <text:p text:style-name="Standard"><text:tab/>-do not need multithreading</text:p>
      <text:p text:style-name="Standard"><text:tab/>-send keep alives when you receive data</text:p>
      <text:p text:style-name="Standard"><text:tab/><text:tab/>s.recofrom();</text:p>
      <text:p text:style-name="Standard"><text:tab/><text:tab/><text:tab/>//send keep alive here</text:p>
      <text:p text:style-name="Standard"/>
      <text:p text:style-name="Standard">due tuesday!</text:p>
      <text:p text:style-name="Standard"/>
      <text:p text:style-name="Standard">NOTES------------</text:p>
      <text:p text:style-name="Standard"/>
      <text:p text:style-name="Standard">-multiple clients can send to the same port on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rcy </meta:initial-creator>
    <meta:creation-date>2011-09-08T13:42:09</meta:creation-date>
    <meta:document-statistic meta:table-count="0" meta:image-count="0" meta:object-count="0" meta:page-count="1" meta:paragraph-count="10" meta:word-count="36" meta:character-count="235"/>
    <dc:date>2011-09-08T13:53:20</dc:date>
    <dc:creator>mercy </dc:creator>
    <meta:editing-duration>PT11M12S</meta:editing-duration>
    <meta:editing-cycles>1</meta:editing-cycles>
    <meta:generator>LibreOffice/3.3$Unix LibreOffice_project/330m19$Build-301</meta:generator>
  </office:meta>
</office:document-meta>
</file>